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svg:font-family="Georgia" style:font-family-generic="roman" style:font-pitch="variable" svg:panose-1="2 4 5 2 5 4 5 2 3 3"/>
    <style:font-face style:name="Playfair Display" svg:font-family="Playfair Display"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Playfair Display Black" svg:font-family="Playfair Display Black"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list-format-name="NLF1" style:num-format="A" style:num-letter-sync="true" text:start-value="2">
        <style:list-level-properties text:space-before="0.5118in" text:min-label-width="0.25in" text:list-level-position-and-space-mode="label-alignment">
          <style:list-level-label-alignment text:label-followed-by="listtab" fo:margin-left="0.7618in" fo:text-indent="-0.25in"/>
        </style:list-level-properties>
      </text:list-level-style-number>
      <text:list-level-style-number text:level="2" style:num-suffix=")" style:num-list-format-name="NLF1" style:num-format="A" style:num-letter-sync="true" text:start-value="3">
        <style:list-level-properties text:space-before="0.7618in" text:min-label-width="0.25in" text:list-level-position-and-space-mode="label-alignment">
          <style:list-level-label-alignment text:label-followed-by="listtab" fo:margin-left="1.0118in" fo:text-indent="-0.25in"/>
        </style:list-level-properties>
      </text:list-level-style-number>
      <text:list-level-style-number text:level="3" style:num-suffix=")" style:num-list-format-name="NLF1" style:num-format="A" style:num-letter-sync="true">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4" style:num-suffix=")" style:num-list-format-name="NLF1" style:num-format="A" style:num-letter-sync="true">
        <style:list-level-properties text:space-before="1.2618in" text:min-label-width="0.25in" text:list-level-position-and-space-mode="label-alignment">
          <style:list-level-label-alignment text:label-followed-by="listtab" fo:margin-left="1.5118in" fo:text-indent="-0.25in"/>
        </style:list-level-properties>
      </text:list-level-style-number>
      <text:list-level-style-number text:level="5" style:num-suffix=")" style:num-list-format-name="NLF1"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list-format-name="NLF1" style:num-format="A" style:num-letter-sync="true">
        <style:list-level-properties text:space-before="1.7618in" text:min-label-width="0.25in" text:list-level-position-and-space-mode="label-alignment">
          <style:list-level-label-alignment text:label-followed-by="listtab" fo:margin-left="2.0118in" fo:text-indent="-0.25in"/>
        </style:list-level-properties>
      </text:list-level-style-number>
      <text:list-level-style-number text:level="7" style:num-suffix=")" style:num-list-format-name="NLF1" style:num-format="A" style:num-letter-sync="true">
        <style:list-level-properties text:space-before="2.0118in" text:min-label-width="0.25in" text:list-level-position-and-space-mode="label-alignment">
          <style:list-level-label-alignment text:label-followed-by="listtab" fo:margin-left="2.2618in" fo:text-indent="-0.25in"/>
        </style:list-level-properties>
      </text:list-level-style-number>
      <text:list-level-style-number text:level="8" style:num-suffix=")" style:num-list-format-name="NLF1" style:num-format="A" style:num-letter-sync="true">
        <style:list-level-properties text:space-before="2.2618in" text:min-label-width="0.25in" text:list-level-position-and-space-mode="label-alignment">
          <style:list-level-label-alignment text:label-followed-by="listtab" fo:margin-left="2.5118in" fo:text-indent="-0.25in"/>
        </style:list-level-properties>
      </text:list-level-style-number>
      <text:list-level-style-number text:level="9" style:num-suffix=")" style:num-list-format-name="NLF1" style:num-format="A" style:num-letter-sync="true">
        <style:list-level-properties text:space-before="2.5118in" text:min-label-width="0.25in" text:list-level-position-and-space-mode="label-alignment">
          <style:list-level-label-alignment text:label-followed-by="listtab" fo:margin-left="2.7618in" fo:text-indent="-0.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number text:level="1" style:num-suffix=")" style:num-list-format-name="NLF1" style:num-format="A" style:num-letter-sync="true" text:start-value="2">
        <style:list-level-properties text:space-before="0.5118in" text:min-label-width="0.25in" text:list-level-position-and-space-mode="label-alignment">
          <style:list-level-label-alignment text:label-followed-by="listtab" fo:margin-left="0.7618in" fo:text-indent="-0.25in"/>
        </style:list-level-properties>
      </text:list-level-style-number>
      <text:list-level-style-number text:level="2" style:num-suffix=")" style:num-list-format-name="NLF1" style:num-format="A" style:num-letter-sync="true" text:start-value="3">
        <style:list-level-properties text:space-before="0.7618in" text:min-label-width="0.25in" text:list-level-position-and-space-mode="label-alignment">
          <style:list-level-label-alignment text:label-followed-by="listtab" fo:margin-left="1.0118in" fo:text-indent="-0.25in"/>
        </style:list-level-properties>
      </text:list-level-style-number>
      <text:list-level-style-number text:level="3" style:num-suffix=")" style:num-list-format-name="NLF1" style:num-format="A" style:num-letter-sync="true">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4" style:num-suffix=")" style:num-list-format-name="NLF1" style:num-format="A" style:num-letter-sync="true">
        <style:list-level-properties text:space-before="1.2618in" text:min-label-width="0.25in" text:list-level-position-and-space-mode="label-alignment">
          <style:list-level-label-alignment text:label-followed-by="listtab" fo:margin-left="1.5118in" fo:text-indent="-0.25in"/>
        </style:list-level-properties>
      </text:list-level-style-number>
      <text:list-level-style-number text:level="5" style:num-suffix=")" style:num-list-format-name="NLF1"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list-format-name="NLF1" style:num-format="A" style:num-letter-sync="true">
        <style:list-level-properties text:space-before="1.7618in" text:min-label-width="0.25in" text:list-level-position-and-space-mode="label-alignment">
          <style:list-level-label-alignment text:label-followed-by="listtab" fo:margin-left="2.0118in" fo:text-indent="-0.25in"/>
        </style:list-level-properties>
      </text:list-level-style-number>
      <text:list-level-style-number text:level="7" style:num-suffix=")" style:num-list-format-name="NLF1" style:num-format="A" style:num-letter-sync="true">
        <style:list-level-properties text:space-before="2.0118in" text:min-label-width="0.25in" text:list-level-position-and-space-mode="label-alignment">
          <style:list-level-label-alignment text:label-followed-by="listtab" fo:margin-left="2.2618in" fo:text-indent="-0.25in"/>
        </style:list-level-properties>
      </text:list-level-style-number>
      <text:list-level-style-number text:level="8" style:num-suffix=")" style:num-list-format-name="NLF1" style:num-format="A" style:num-letter-sync="true">
        <style:list-level-properties text:space-before="2.2618in" text:min-label-width="0.25in" text:list-level-position-and-space-mode="label-alignment">
          <style:list-level-label-alignment text:label-followed-by="listtab" fo:margin-left="2.5118in" fo:text-indent="-0.25in"/>
        </style:list-level-properties>
      </text:list-level-style-number>
      <text:list-level-style-number text:level="9" style:num-suffix=")" style:num-list-format-name="NLF1" style:num-format="A" style:num-letter-sync="true">
        <style:list-level-properties text:space-before="2.5118in" text:min-label-width="0.25in" text:list-level-position-and-space-mode="label-alignment">
          <style:list-level-label-alignment text:label-followed-by="listtab" fo:margin-left="2.7618in" fo:text-indent="-0.25in"/>
        </style:list-level-properties>
      </text:list-level-style-number>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Georgia"/>
      </text:list-level-style-bullet>
      <text:list-level-style-bullet text:level="2" text:style-name="WW_CharLFO13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13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13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13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13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13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13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13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131in" text:min-label-width="0.25in" text:list-level-position-and-space-mode="label-alignment">
          <style:list-level-label-alignment text:label-followed-by="listtab" fo:margin-left="1.7631in" fo:text-indent="-0.25in"/>
        </style:list-level-properties>
        <style:text-properties style:font-name="Georgia"/>
      </text:list-level-style-bullet>
      <text:list-level-style-bullet text:level="2" text:style-name="WW_CharLFO14LVL2" text:bullet-char="o">
        <style:list-level-properties text:space-before="1.2618in" text:min-label-width="0.25in" text:list-level-position-and-space-mode="label-alignment">
          <style:list-level-label-alignment text:label-followed-by="listtab" fo:margin-left="1.5118in" fo:text-indent="-0.25in"/>
        </style:list-level-properties>
        <style:text-properties style:font-name="Courier New"/>
      </text:list-level-style-bullet>
      <text:list-level-style-bullet text:level="3" text:style-name="WW_CharLFO14LVL3" text:bullet-char="">
        <style:list-level-properties text:space-before="1.7618in" text:min-label-width="0.25in" text:list-level-position-and-space-mode="label-alignment">
          <style:list-level-label-alignment text:label-followed-by="listtab" fo:margin-left="2.0118in" fo:text-indent="-0.25in"/>
        </style:list-level-properties>
        <style:text-properties style:font-name="Wingdings"/>
      </text:list-level-style-bullet>
      <text:list-level-style-bullet text:level="4" text:style-name="WW_CharLFO14LVL4" text:bullet-char="">
        <style:list-level-properties text:space-before="2.2618in" text:min-label-width="0.25in" text:list-level-position-and-space-mode="label-alignment">
          <style:list-level-label-alignment text:label-followed-by="listtab" fo:margin-left="2.5118in" fo:text-indent="-0.25in"/>
        </style:list-level-properties>
        <style:text-properties style:font-name="Symbol"/>
      </text:list-level-style-bullet>
      <text:list-level-style-bullet text:level="5" text:style-name="WW_CharLFO14LVL5" text:bullet-char="o">
        <style:list-level-properties text:space-before="2.7618in" text:min-label-width="0.25in" text:list-level-position-and-space-mode="label-alignment">
          <style:list-level-label-alignment text:label-followed-by="listtab" fo:margin-left="3.0118in" fo:text-indent="-0.25in"/>
        </style:list-level-properties>
        <style:text-properties style:font-name="Courier New"/>
      </text:list-level-style-bullet>
      <text:list-level-style-bullet text:level="6" text:style-name="WW_CharLFO14LVL6" text:bullet-char="">
        <style:list-level-properties text:space-before="3.2618in" text:min-label-width="0.25in" text:list-level-position-and-space-mode="label-alignment">
          <style:list-level-label-alignment text:label-followed-by="listtab" fo:margin-left="3.5118in" fo:text-indent="-0.25in"/>
        </style:list-level-properties>
        <style:text-properties style:font-name="Wingdings"/>
      </text:list-level-style-bullet>
      <text:list-level-style-bullet text:level="7" text:style-name="WW_CharLFO14LVL7" text:bullet-char="">
        <style:list-level-properties text:space-before="3.7618in" text:min-label-width="0.25in" text:list-level-position-and-space-mode="label-alignment">
          <style:list-level-label-alignment text:label-followed-by="listtab" fo:margin-left="4.0118in" fo:text-indent="-0.25in"/>
        </style:list-level-properties>
        <style:text-properties style:font-name="Symbol"/>
      </text:list-level-style-bullet>
      <text:list-level-style-bullet text:level="8" text:style-name="WW_CharLFO14LVL8" text:bullet-char="o">
        <style:list-level-properties text:space-before="4.2618in" text:min-label-width="0.25in" text:list-level-position-and-space-mode="label-alignment">
          <style:list-level-label-alignment text:label-followed-by="listtab" fo:margin-left="4.5118in" fo:text-indent="-0.25in"/>
        </style:list-level-properties>
        <style:text-properties style:font-name="Courier New"/>
      </text:list-level-style-bullet>
      <text:list-level-style-bullet text:level="9" text:style-name="WW_CharLFO14LVL9" text:bullet-char="">
        <style:list-level-properties text:space-before="4.7618in" text:min-label-width="0.25in" text:list-level-position-and-space-mode="label-alignment">
          <style:list-level-label-alignment text:label-followed-by="listtab" fo:margin-left="5.0118in" fo:text-indent="-0.25in"/>
        </style:list-level-properties>
        <style:text-properties style:font-name="Wingdings"/>
      </text:list-level-style-bullet>
    </text:list-style>
    <text:list-style style:name="LFO15">
      <text:list-level-style-bullet text:level="1" text:style-name="WW_CharLFO15LVL1" text:bullet-char="-">
        <style:list-level-properties text:space-before="1.5013in" text:min-label-width="0.25in" text:list-level-position-and-space-mode="label-alignment">
          <style:list-level-label-alignment text:label-followed-by="listtab" fo:margin-left="1.7513in" fo:text-indent="-0.25in"/>
        </style:list-level-properties>
        <style:text-properties style:font-name="Georgia"/>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Titre" style:family="paragraph">
      <style:text-properties fo:font-size="32pt" style:font-size-asian="32pt" style:font-size-complex="32pt"/>
    </style:style>
    <style:style style:name="P27" style:parent-style-name="Standard" style:family="paragraph">
      <style:paragraph-properties fo:text-align="center"/>
    </style:style>
    <style:style style:name="P28" style:parent-style-name="Standard" style:family="paragraph">
      <style:paragraph-properties>
        <style:tab-stops>
          <style:tab-stop style:type="left" style:position="4.25in"/>
        </style:tab-stops>
      </style:paragraph-properties>
    </style:style>
    <style:style style:name="P29" style:parent-style-name="Standard" style:family="paragraph">
      <style:text-properties style:text-underline-type="single" style:text-underline-style="solid" style:text-underline-width="auto" style:text-underline-mode="continuous"/>
    </style:style>
    <style:style style:name="S1" style:family="section">
      <style:section-properties fo:margin-left="0in" fo:margin-right="0in" style:writing-mode="lr-tb">
        <style:columns fo:column-count="2">
          <style:column style:rel-width="4513*" fo:start-indent="0in" fo:end-indent="0.0979in"/>
          <style:column style:rel-width="4513*" fo:start-indent="0.0979in" fo:end-indent="0in"/>
        </style:columns>
      </style:section-properties>
    </style:style>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S2" style:family="section">
      <style:section-properties fo:margin-left="0in" fo:margin-right="0in" style:writing-mode="lr-tb"/>
    </style:style>
    <style:style style:name="S3" style:family="section">
      <style:section-properties fo:margin-left="0in" fo:margin-right="0in" style:writing-mode="lr-tb">
        <style:columns fo:column-count="2">
          <style:column style:rel-width="4513*" fo:start-indent="0in" fo:end-indent="0.0979in"/>
          <style:column style:rel-width="4513*" fo:start-indent="0.0979in" fo:end-indent="0in"/>
        </style:columns>
      </style:section-properties>
    </style:style>
    <style:style style:name="P34" style:parent-style-name="Standard" style:family="paragraph">
      <style:paragraph-properties fo:text-align="start"/>
    </style:style>
    <style:style style:name="P35" style:parent-style-name="Standard" style:family="paragraph">
      <style:paragraph-properties fo:text-align="end"/>
    </style:style>
    <style:style style:name="S4" style:family="section">
      <style:section-properties fo:margin-left="0in" fo:margin-right="0in" style:writing-mode="lr-tb"/>
    </style:style>
    <style:style style:name="P36" style:parent-style-name="Standard" style:family="paragraph">
      <style:text-properties fo:font-size="4pt" style:font-size-asian="4pt" style:font-size-complex="4pt"/>
    </style:style>
    <style:style style:name="P37" style:parent-style-name="TM1" style:master-page-name="MP5" style:family="paragraph">
      <style:paragraph-properties fo:break-before="page" style:page-number="1"/>
    </style:style>
    <style:style style:name="T39" style:parent-style-name="Policepardéfau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fr" style:country-asian="FR" style:language-complex="ar" style:country-complex="SA"/>
    </style:style>
    <style:style style:name="P40"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41"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P42"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43"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P44"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45"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P46"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47"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T48" style:parent-style-name="Policepardéfau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fr" style:country-asian="FR" style:language-complex="ar" style:country-complex="SA"/>
    </style:style>
    <style:style style:name="P49"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50"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T51" style:parent-style-name="Policepardéfau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fr" style:country-asian="FR" style:language-complex="ar" style:country-complex="SA"/>
    </style:style>
    <style:style style:name="P52"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53"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P54" style:parent-style-name="TM2" style:family="paragraph">
      <style:paragraph-properties>
        <style:tab-stops>
          <style:tab-stop style:type="left" style:position="0.3472in"/>
          <style:tab-stop style:type="right" style:leader-style="dotted" style:leader-text="." style:position="6.1083in"/>
        </style:tab-stops>
      </style:paragraph-properties>
    </style:style>
    <style:style style:name="T55" style:parent-style-name="Policepardéfaut" style:family="text">
      <style:text-properties style:font-name="Aptos" style:font-name-asian="Times New Roman" style:font-name-complex="Times New Roman" style:letter-kerning="true" fo:font-size="12pt" style:font-size-asian="12pt" style:font-size-complex="12pt" style:language-asian="fr" style:country-asian="FR" style:language-complex="ar" style:country-complex="SA"/>
    </style:style>
    <style:style style:name="P56" style:parent-style-name="TM2" style:family="paragraph">
      <style:paragraph-properties>
        <style:tab-stops>
          <style:tab-stop style:type="right" style:leader-style="dotted" style:leader-text="." style:position="6.1083in"/>
        </style:tab-stops>
      </style:paragraph-properties>
    </style:style>
    <style:style style:name="P57" style:parent-style-name="TM2" style:family="paragraph">
      <style:paragraph-properties>
        <style:tab-stops>
          <style:tab-stop style:type="right" style:leader-style="dotted" style:leader-text="." style:position="6.1083in"/>
        </style:tab-stops>
      </style:paragraph-properties>
    </style:style>
    <style:style style:name="P58" style:parent-style-name="TM2" style:family="paragraph">
      <style:paragraph-properties>
        <style:tab-stops>
          <style:tab-stop style:type="right" style:leader-style="dotted" style:leader-text="." style:position="6.1083in"/>
        </style:tab-stops>
      </style:paragraph-properties>
    </style:style>
    <style:style style:name="P59" style:parent-style-name="Titre1" style:family="paragraph">
      <style:paragraph-properties fo:break-before="page" fo:text-align="start" fo:margin-bottom="0in" fo:margin-left="0.2361in" fo:text-indent="-0.2361in">
        <style:tab-stops/>
      </style:paragraph-properties>
    </style:style>
    <style:style style:name="P60" style:parent-style-name="Titre2" style:family="paragraph">
      <style:paragraph-properties fo:text-align="start" fo:margin-top="0in" fo:margin-bottom="0in" fo:margin-left="0.5118in" fo:text-indent="0in">
        <style:tab-stops/>
      </style:paragraph-properties>
    </style:style>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paragraph-properties fo:widows="2" fo:orphans="2" fo:text-align="start" fo:line-height="100%" fo:margin-left="0.5118in">
        <style:tab-stops/>
      </style:paragraph-properties>
    </style:style>
    <style:style style:name="P65" style:parent-style-name="Titre2" style:family="paragraph">
      <style:paragraph-properties fo:text-align="start" fo:margin-top="0in" fo:margin-bottom="0in" fo:margin-left="0.5118in" fo:text-indent="0in">
        <style:tab-stops/>
      </style:paragraph-properties>
    </style:style>
    <style:style style:name="P66" style:parent-style-name="Titre2" style:family="paragraph">
      <style:paragraph-properties fo:text-align="start" fo:margin-top="0in" fo:margin-bottom="0in" fo:margin-left="0.5118in" fo:text-indent="0in">
        <style:tab-stops/>
      </style:paragraph-properties>
    </style:style>
    <style:style style:name="P67" style:parent-style-name="Titre2" style:family="paragraph">
      <style:paragraph-properties fo:text-align="start" fo:margin-top="0in" fo:margin-bottom="0in" fo:margin-left="0.5118in" fo:text-indent="0in">
        <style:tab-stops/>
      </style:paragraph-properties>
    </style:style>
    <style:style style:name="P68" style:parent-style-name="NormalWeb" style:family="paragraph"/>
    <style:style style:name="P69" style:parent-style-name="NormalWeb" style:family="paragraph"/>
    <style:style style:name="P70" style:parent-style-name="NormalWeb" style:family="paragraph"/>
    <style:style style:name="P71" style:parent-style-name="Titre1" style:family="paragraph">
      <style:paragraph-properties fo:break-before="page" fo:text-align="start" fo:margin-bottom="0in" fo:margin-left="0.2361in" fo:text-indent="-0.2361in">
        <style:tab-stops/>
      </style:paragraph-properties>
    </style:style>
    <style:style style:name="P72" style:parent-style-name="Titre2" style:family="paragraph">
      <style:paragraph-properties fo:text-align="start" fo:margin-top="0in" fo:margin-bottom="0in" fo:margin-left="0.5118in" fo:text-indent="0in">
        <style:tab-stops/>
      </style:paragraph-properties>
    </style:style>
    <style:style style:name="P73" style:parent-style-name="Standard" style:family="paragraph"/>
    <style:style style:name="P74" style:parent-style-name="Standard" style:family="paragraph">
      <style:paragraph-properties fo:margin-left="0.75in">
        <style:tab-stops/>
      </style:paragraph-properties>
    </style:style>
    <style:style style:name="P75" style:parent-style-name="Standard" style:family="paragraph"/>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paragraph-properties fo:margin-left="0.5in">
        <style:tab-stops/>
      </style:paragraph-properties>
    </style:style>
    <style:style style:name="P86" style:parent-style-name="Standard" style:family="paragraph">
      <style:paragraph-properties fo:margin-left="0.5in">
        <style:tab-stops/>
      </style:paragraph-properties>
    </style:style>
    <style:style style:name="P87" style:parent-style-name="Standard" style:family="paragraph">
      <style:paragraph-properties fo:margin-left="0.5in">
        <style:tab-stops/>
      </style:paragraph-properties>
    </style:style>
    <style:style style:name="P88" style:parent-style-name="Standard" style:family="paragraph">
      <style:paragraph-properties fo:margin-left="0.5in">
        <style:tab-stops/>
      </style:paragraph-properties>
    </style:style>
    <style:style style:name="P89" style:parent-style-name="Titre1" style:family="paragraph">
      <style:paragraph-properties fo:break-before="page" fo:text-align="start" fo:margin-bottom="0in" fo:margin-left="0.2361in" fo:text-indent="-0.2361in">
        <style:tab-stops/>
      </style:paragraph-properties>
    </style:style>
    <style:style style:name="P90" style:parent-style-name="Titre2" style:family="paragraph">
      <style:paragraph-properties fo:text-align="start" fo:margin-top="0in" fo:margin-bottom="0in"/>
    </style:style>
    <style:style style:name="P91" style:parent-style-name="Standard" style:family="paragraph">
      <style:paragraph-properties fo:widows="2" fo:orphans="2" fo:text-align="start" fo:line-height="100%" fo:margin-left="0.5118in">
        <style:tab-stops/>
      </style:paragraph-properties>
    </style:style>
    <style:style style:name="P92" style:parent-style-name="Standard" style:family="paragraph">
      <style:paragraph-properties fo:widows="2" fo:orphans="2" fo:text-align="start" fo:line-height="100%" fo:margin-left="0.5118in">
        <style:tab-stops/>
      </style:paragraph-properties>
    </style:style>
    <style:style style:name="P93" style:parent-style-name="Standard" style:family="paragraph">
      <style:paragraph-properties fo:widows="2" fo:orphans="2" fo:text-align="start" fo:line-height="100%" fo:margin-left="0.5118in">
        <style:tab-stops/>
      </style:paragraph-properties>
    </style:style>
    <style:style style:name="P94" style:parent-style-name="Standard" style:family="paragraph">
      <style:paragraph-properties fo:widows="2" fo:orphans="2" fo:text-align="start" fo:line-height="100%" fo:margin-left="0.5118in">
        <style:tab-stops/>
      </style:paragraph-properties>
    </style:style>
    <style:style style:name="P95" style:parent-style-name="Standard" style:family="paragraph">
      <style:paragraph-properties fo:widows="2" fo:orphans="2" fo:text-align="start" fo:line-height="100%" fo:margin-left="0.5118in" fo:text-indent="0.4881in">
        <style:tab-stops/>
      </style:paragraph-properties>
    </style:style>
    <style:style style:name="P96" style:parent-style-name="Standard" style:family="paragraph">
      <style:paragraph-properties fo:widows="2" fo:orphans="2" fo:text-align="start" fo:line-height="100%" fo:margin-left="0.5118in">
        <style:tab-stops/>
      </style:paragraph-properties>
    </style:style>
    <style:style style:name="P97" style:parent-style-name="Standard" style:family="paragraph">
      <style:paragraph-properties fo:widows="2" fo:orphans="2" fo:text-align="start" fo:line-height="100%" fo:margin-left="0.5118in" fo:text-indent="0.4881in">
        <style:tab-stops/>
      </style:paragraph-properties>
    </style:style>
    <style:style style:name="P98" style:parent-style-name="Standard" style:family="paragraph">
      <style:paragraph-properties fo:widows="2" fo:orphans="2" fo:text-align="start" fo:line-height="100%" fo:margin-left="0.5118in">
        <style:tab-stops/>
      </style:paragraph-properties>
    </style:style>
    <style:style style:name="P99" style:parent-style-name="Standard" style:family="paragraph">
      <style:paragraph-properties fo:widows="2" fo:orphans="2" fo:text-align="start" fo:line-height="100%" fo:margin-left="0.5118in">
        <style:tab-stops/>
      </style:paragraph-properties>
    </style:style>
    <style:style style:name="P100" style:parent-style-name="Standard" style:family="paragraph">
      <style:paragraph-properties fo:widows="2" fo:orphans="2" fo:text-align="start" fo:line-height="100%" fo:margin-left="0.5118in">
        <style:tab-stops/>
      </style:paragraph-properties>
    </style:style>
    <style:style style:name="P101" style:parent-style-name="Standard" style:family="paragraph">
      <style:paragraph-properties fo:text-align="start"/>
    </style:style>
    <style:style style:name="P102" style:parent-style-name="Standard" style:family="paragraph">
      <style:paragraph-properties fo:text-align="start" fo:margin-left="1.5118in">
        <style:tab-stops/>
      </style:paragraph-properties>
    </style:style>
    <style:style style:name="P103" style:parent-style-name="Standard" style:family="paragraph">
      <style:paragraph-properties fo:text-align="start"/>
    </style:style>
    <style:style style:name="P104" style:parent-style-name="Standard" style:family="paragraph">
      <style:paragraph-properties fo:text-align="start"/>
    </style:style>
    <style:style style:name="P105" style:parent-style-name="Standard" style:family="paragraph">
      <style:paragraph-properties fo:text-align="start"/>
    </style:style>
    <style:style style:name="P106" style:parent-style-name="Standard" style:family="paragraph">
      <style:paragraph-properties fo:text-align="start"/>
    </style:style>
    <style:style style:name="P107" style:parent-style-name="Standard" style:family="paragraph">
      <style:paragraph-properties fo:text-align="start"/>
    </style:style>
    <style:style style:name="P108" style:parent-style-name="Standard" style:family="paragraph">
      <style:paragraph-properties fo:widows="2" fo:orphans="2" fo:text-align="start" fo:line-height="100%"/>
    </style:style>
    <style:style style:name="P109" style:parent-style-name="Standard" style:family="paragraph">
      <style:paragraph-properties fo:widows="2" fo:orphans="2" fo:text-align="start" fo:line-height="100%" fo:margin-left="0.5118in">
        <style:tab-stops/>
      </style:paragraph-properties>
    </style:style>
    <style:style style:name="P110" style:parent-style-name="Standard" style:family="paragraph">
      <style:paragraph-properties fo:widows="2" fo:orphans="2" fo:text-align="start" fo:line-height="100%" fo:margin-left="0.5118in">
        <style:tab-stops/>
      </style:paragraph-properties>
    </style:style>
    <style:style style:name="P111" style:parent-style-name="Standard" style:family="paragraph">
      <style:paragraph-properties fo:widows="2" fo:orphans="2" fo:text-align="start" fo:line-height="100%" fo:margin-left="0.5118in">
        <style:tab-stops/>
      </style:paragraph-properties>
    </style:style>
    <style:style style:name="P112" style:parent-style-name="Standard" style:family="paragraph">
      <style:paragraph-properties fo:widows="2" fo:orphans="2" fo:text-align="start" fo:line-height="100%" fo:margin-left="0.5118in">
        <style:tab-stops/>
      </style:paragraph-properties>
    </style:style>
    <style:style style:name="P113" style:parent-style-name="Standard" style:family="paragraph">
      <style:paragraph-properties fo:widows="2" fo:orphans="2" fo:text-align="start" fo:line-height="100%"/>
    </style:style>
    <style:style style:name="P114" style:parent-style-name="Standard" style:family="paragraph">
      <style:paragraph-properties fo:widows="2" fo:orphans="2" fo:text-align="start" fo:line-height="100%"/>
    </style:style>
    <style:style style:name="P115" style:parent-style-name="Standard" style:family="paragraph">
      <style:paragraph-properties fo:widows="2" fo:orphans="2" fo:text-align="start" fo:line-height="100%" fo:margin-left="0.5118in">
        <style:tab-stops/>
      </style:paragraph-properties>
    </style:style>
    <style:style style:name="P116" style:parent-style-name="Standard" style:family="paragraph">
      <style:paragraph-properties fo:widows="2" fo:orphans="2" fo:text-align="start" fo:line-height="100%" fo:margin-left="0.5118in">
        <style:tab-stops/>
      </style:paragraph-properties>
    </style:style>
    <style:style style:name="P117" style:parent-style-name="Standard" style:family="paragraph">
      <style:paragraph-properties fo:widows="2" fo:orphans="2" fo:text-align="start" fo:line-height="100%" fo:margin-left="0.5118in">
        <style:tab-stops/>
      </style:paragraph-properties>
    </style:style>
    <style:style style:name="P118" style:parent-style-name="Titre2" style:family="paragraph">
      <style:paragraph-properties fo:text-align="start" fo:margin-top="0in" fo:margin-bottom="0in"/>
    </style:style>
    <style:style style:name="P119" style:parent-style-name="Standard" style:family="paragraph">
      <style:paragraph-properties fo:text-indent="0.5in"/>
    </style:style>
    <style:style style:name="P120" style:parent-style-name="Titre1" style:family="paragraph">
      <style:paragraph-properties fo:break-before="page" fo:margin-bottom="0in"/>
    </style:style>
    <style:style style:name="P121" style:parent-style-name="Titre2" style:family="paragraph">
      <style:paragraph-properties fo:margin-top="0in" fo:margin-bottom="0in" fo:margin-left="0.5in">
        <style:tab-stops/>
      </style:paragraph-properties>
    </style:style>
    <style:style style:name="P122" style:parent-style-name="Standard" style:family="paragraph"/>
    <style:style style:name="P123" style:parent-style-name="Standard" style:family="paragraph"/>
    <style:style style:name="P124" style:parent-style-name="Textbody" style:family="paragraph">
      <style:paragraph-properties fo:margin-bottom="0in"/>
    </style:style>
    <style:style style:name="P125" style:parent-style-name="Titre2" style:family="paragraph">
      <style:paragraph-properties fo:margin-top="0in" fo:margin-bottom="0in" fo:margin-left="0.5in">
        <style:tab-stops/>
      </style:paragraph-properties>
    </style:style>
    <style:style style:name="P126" style:parent-style-name="Standard" style:family="paragraph">
      <style:paragraph-properties fo:margin-left="0.5in">
        <style:tab-stops/>
      </style:paragraph-properties>
    </style:style>
    <style:style style:name="P127" style:parent-style-name="Standard" style:family="paragraph">
      <style:text-properties fo:background-color="#FFFF00"/>
    </style:style>
    <style:style style:name="P128" style:parent-style-name="Titre2" style:family="paragraph">
      <style:paragraph-properties fo:margin-top="0in" fo:margin-bottom="0in" fo:margin-left="0.5in">
        <style:tab-stops/>
      </style:paragraph-properties>
    </style:style>
    <style:style style:name="P129" style:parent-style-name="Standard" style:family="paragraph">
      <style:text-properties fo:background-color="#FFFF00"/>
    </style:style>
    <style:style style:name="P130" style:parent-style-name="Standard" style:family="paragraph">
      <style:paragraph-properties fo:text-indent="0.5in"/>
    </style:style>
    <style:style style:name="P131" style:parent-style-name="Standard" style:family="paragraph">
      <style:paragraph-properties fo:text-indent="0.5in"/>
    </style:style>
    <style:style style:name="P132" style:parent-style-name="Standard" style:family="paragraph">
      <style:paragraph-properties fo:margin-left="0.5in" fo:text-indent="0.5in">
        <style:tab-stops/>
      </style:paragraph-properties>
    </style:style>
    <style:style style:name="P133" style:parent-style-name="Standard" style:family="paragraph">
      <style:paragraph-properties fo:text-indent="0.5in"/>
    </style:style>
    <style:style style:name="P134" style:parent-style-name="Standard" style:family="paragraph">
      <style:paragraph-properties fo:text-indent="0.5in"/>
    </style:style>
    <style:style style:name="P135" style:parent-style-name="Standard" style:family="paragraph">
      <style:paragraph-properties fo:margin-left="0.5in" fo:text-indent="0.5in">
        <style:tab-stops/>
      </style:paragraph-properties>
    </style:style>
    <style:style style:name="P136" style:parent-style-name="Standard" style:family="paragraph">
      <style:paragraph-properties fo:margin-left="0.5in" fo:text-indent="0.5in">
        <style:tab-stops/>
      </style:paragraph-properties>
    </style:style>
    <style:style style:name="P137" style:parent-style-name="Standard" style:family="paragraph">
      <style:paragraph-properties fo:text-indent="0.5in"/>
    </style:style>
    <style:style style:name="P138" style:parent-style-name="Standard" style:family="paragraph">
      <style:paragraph-properties fo:margin-left="0.5in">
        <style:tab-stops/>
      </style:paragraph-properties>
    </style:style>
    <style:style style:name="P139" style:parent-style-name="Standard" style:family="paragraph">
      <style:paragraph-properties fo:text-indent="0.5in"/>
    </style:style>
    <style:style style:name="P140" style:parent-style-name="Standard" style:family="paragraph">
      <style:paragraph-properties fo:margin-left="0.5in" fo:text-indent="0.5in">
        <style:tab-stops/>
      </style:paragraph-properties>
    </style:style>
    <style:style style:name="P141" style:parent-style-name="Standard" style:family="paragraph">
      <style:paragraph-properties fo:text-indent="0.5in"/>
    </style:style>
    <style:style style:name="P142" style:parent-style-name="Standard" style:family="paragraph">
      <style:paragraph-properties fo:margin-left="0.5in">
        <style:tab-stops/>
      </style:paragraph-properties>
    </style:style>
    <style:style style:name="P143" style:parent-style-name="Standard" style:family="paragraph">
      <style:paragraph-properties fo:text-indent="0.5in"/>
    </style:style>
    <style:style style:name="P144" style:parent-style-name="Standard" style:family="paragraph">
      <style:paragraph-properties fo:margin-left="0.5in" fo:text-indent="0.5in">
        <style:tab-stops/>
      </style:paragraph-properties>
    </style:style>
    <style:style style:name="P145" style:parent-style-name="Standard" style:family="paragraph">
      <style:paragraph-properties fo:margin-left="0.5in" fo:text-indent="0.5in">
        <style:tab-stops/>
      </style:paragraph-properties>
    </style:style>
    <style:style style:name="P146" style:parent-style-name="Standard" style:family="paragraph">
      <style:paragraph-properties fo:margin-left="0.5in" fo:text-indent="0.5in">
        <style:tab-stops/>
      </style:paragraph-properties>
    </style:style>
    <style:style style:name="P147" style:parent-style-name="Standard" style:family="paragraph">
      <style:paragraph-properties fo:text-indent="0.5in"/>
    </style:style>
    <style:style style:name="P148" style:parent-style-name="Standard" style:family="paragraph">
      <style:paragraph-properties fo:widows="2" fo:orphans="2" style:vertical-align="auto" fo:line-height="100%" fo:margin-left="0.5in">
        <style:tab-stops/>
      </style:paragraph-properties>
    </style:style>
    <style:style style:name="P149" style:parent-style-name="Standard" style:family="paragraph">
      <style:paragraph-properties fo:text-indent="0.5in"/>
    </style:style>
    <style:style style:family="graphic" style:name="a6" style:parent-style-name="Graphics">
      <style:graphic-properties fo:border="0.01042in none" fo:background-color="transparent" fo:clip="rect(-0.15709in, 0in, 0in, 0in)" draw:luminance="0%" draw:contrast="0%" draw:image-opacity="100%"/>
    </style:style>
    <style:style style:family="graphic" style:name="a4" style:parent-style-name="Graphics">
      <style:graphic-properties fo:border="0.01042in none" fo:background-color="transparent" fo:clip="rect(0.19843in, 0in, 0.32559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ompte-rendu de<text:line-break/>réunion – Point d’avancement du projet et des Jalons</text:p>
      <text:p text:style-name="Standard"/>
      <text:p text:style-name="P27"><draw:frame draw:style-name="a4" draw:name="image6.png" text:anchor-type="as-char" svg:x="0in" svg:y="0in" svg:width="4.17362in" svg:height="0.59291in" style:rel-width="scale" style:rel-height="scale"><draw:image xlink:href="media/image5.png" xlink:type="simple" xlink:show="embed" xlink:actuate="onLoad"/><svg:title/><svg:desc/></draw:frame></text:p>
      <text:p text:style-name="Standard"/>
      <text:p text:style-name="Standard"/>
      <text:p text:style-name="Standard">🖋️ Créateur : Arthur YANG –<text:s/><text:bookmark-start text:name="docs-internal-guid-cd1a201f-7fff-c2ef-cf"/><text:bookmark-end text:name="docs-internal-guid-cd1a201f-7fff-c2ef-cf"/>Responsable Documentation &amp; Administratif</text:p>
      <text:p text:style-name="P28">📅 Date de Création : 10/05/2025<text:tab/></text:p>
      <text:p text:style-name="Standard"/>
      <text:p text:style-name="P29">Membres présents :</text:p>
      <text:section text:name="Sect1" text:style-name="S1">
        <text:list text:style-name="LFO2" text:continue-numbering="true">
          <text:list-item>
            <text:p text:style-name="P30">Loïs ALLAIRE<text:tab/><text:tab/>OUI</text:p>
          </text:list-item>
          <text:list-item>
            <text:p text:style-name="P31">Hugo CLAMOND<text:tab/>OUI</text:p>
          </text:list-item>
          <text:list-item>
            <text:p text:style-name="P32">Axel MOURILLON<text:tab/>NON</text:p>
          </text:list-item>
          <text:list-item>
            <text:p text:style-name="P33">Arthur YANG<text:tab/><text:tab/>OUI</text:p>
          </text:list-item>
        </text:list>
      </text:section>
      <text:section text:name="Sect2" text:style-name="S2">
        <text:p text:style-name="Standard"/>
      </text:section>
      <text:section text:name="Sect3" text:style-name="S3">
        <text:p text:style-name="P34"><draw:frame draw:style-name="a5" draw:name="Image2" text:anchor-type="as-char" svg:x="0in" svg:y="0in" svg:width="2.3189in" svg:height="0.65709in" style:rel-width="scale" style:rel-height="scale"><draw:image xlink:href="media/image6.png" xlink:type="simple" xlink:show="embed" xlink:actuate="onLoad"/><svg:title/><svg:desc/></draw:frame></text:p>
        <text:p text:style-name="P35"><draw:frame draw:style-name="a6" draw:name="Image3" text:anchor-type="as-char" svg:x="0in" svg:y="0in" svg:width="2.45906in" svg:height="0.67913in" style:rel-width="scale" style:rel-height="scale"><draw:image xlink:href="media/image7.png" xlink:type="simple" xlink:show="embed" xlink:actuate="onLoad"/><svg:title/><svg:desc/></draw:frame></text:p>
      </text:section>
      <text:section text:name="Sect4" text:style-name="S4">
        <text:p text:style-name="P36"/>
      </text:section>
      <text:table-of-content text:name="_TOC0">
        <text:table-of-content-source text:outline-level="9"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37"><text:a xlink:href="#_Toc198391005" office:target-frame-name="_top" xlink:show="replace"><text:span text:style-name="Lienhypertexte">I.</text:span><text:span text:style-name="T39"><text:tab/></text:span><text:span text:style-name="Lienhypertexte">Avancements techniques</text:span><text:tab/>2</text:a></text:p>
          <text:p text:style-name="P40"><text:a xlink:href="#_Toc198391006" office:target-frame-name="_top" xlink:show="replace"><text:span text:style-name="Lienhypertexte">A)</text:span><text:span text:style-name="T41"><text:tab/></text:span><text:span text:style-name="Lienhypertexte">PCA / PRA</text:span><text:tab/>2</text:a></text:p>
          <text:p text:style-name="P42"><text:a xlink:href="#_Toc198391007" office:target-frame-name="_top" xlink:show="replace"><text:span text:style-name="Lienhypertexte">B)</text:span><text:span text:style-name="T43"><text:tab/></text:span><text:span text:style-name="Lienhypertexte">Synchronisation de l’infrastructure</text:span><text:tab/>2</text:a></text:p>
          <text:p text:style-name="P44"><text:a xlink:href="#_Toc198391008" office:target-frame-name="_top" xlink:show="replace"><text:span text:style-name="Lienhypertexte">C)</text:span><text:span text:style-name="T45"><text:tab/></text:span><text:span text:style-name="Lienhypertexte">Développement du site web</text:span><text:tab/>2</text:a></text:p>
          <text:p text:style-name="P46"><text:a xlink:href="#_Toc198391009" office:target-frame-name="_top" xlink:show="replace"><text:span text:style-name="Lienhypertexte">D)</text:span><text:span text:style-name="T47"><text:tab/></text:span><text:span text:style-name="Lienhypertexte">Revue des documents techniques de l’infrastructure</text:span><text:tab/>2</text:a></text:p>
          <text:p text:style-name="TM1"><text:a xlink:href="#_Toc198391010" office:target-frame-name="_top" xlink:show="replace"><text:span text:style-name="Lienhypertexte">II.</text:span><text:span text:style-name="T48"><text:tab/></text:span><text:span text:style-name="Lienhypertexte">Jalon 7</text:span><text:tab/>4</text:a></text:p>
          <text:p text:style-name="P49"><text:a xlink:href="#_Toc198391011" office:target-frame-name="_top" xlink:show="replace"><text:span text:style-name="Lienhypertexte">A)</text:span><text:span text:style-name="T50"><text:tab/></text:span><text:span text:style-name="Lienhypertexte">Avancées</text:span><text:tab/>4</text:a></text:p>
          <text:p text:style-name="TM1"><text:a xlink:href="#_Toc198391012" office:target-frame-name="_top" xlink:show="replace"><text:span text:style-name="Lienhypertexte">III.</text:span><text:span text:style-name="T51"><text:tab/></text:span><text:span text:style-name="Lienhypertexte">Jalon 8 et 9</text:span><text:tab/>5</text:a></text:p>
          <text:p text:style-name="P52"><text:a xlink:href="#_Toc198391013" office:target-frame-name="_top" xlink:show="replace"><text:span text:style-name="Lienhypertexte">A)</text:span><text:span text:style-name="T53"><text:tab/></text:span><text:span text:style-name="Lienhypertexte">À retenir</text:span><text:tab/>5</text:a></text:p>
          <text:p text:style-name="P54"><text:a xlink:href="#_Toc198391014" office:target-frame-name="_top" xlink:show="replace"><text:span text:style-name="Lienhypertexte">B)</text:span><text:span text:style-name="T55"><text:tab/></text:span><text:span text:style-name="Lienhypertexte">Remarques</text:span><text:tab/>5</text:a></text:p>
          <text:p text:style-name="TM1"><text:a xlink:href="#_Toc198391015" office:target-frame-name="_top" xlink:show="replace"><text:span text:style-name="Lienhypertexte">Prochaine réunion</text:span><text:tab/>6</text:a></text:p>
          <text:p text:style-name="P56"><text:a xlink:href="#_Toc198391016" office:target-frame-name="_top" xlink:show="replace"><text:span text:style-name="Lienhypertexte">Date</text:span><text:tab/>6</text:a></text:p>
          <text:p text:style-name="P57"><text:a xlink:href="#_Toc198391017" office:target-frame-name="_top" xlink:show="replace"><text:span text:style-name="Lienhypertexte">Ordre du jour</text:span><text:tab/>6</text:a></text:p>
          <text:p text:style-name="P58"><text:a xlink:href="#_Toc198391018" office:target-frame-name="_top" xlink:show="replace"><text:span text:style-name="Lienhypertexte">Devoirs</text:span><text:tab/>6</text:a></text:p>
        </text:index-body>
      </text:table-of-content>
      <text:p text:style-name="Standard"/>
      <text:p text:style-name="Standard"/>
      <text:p text:style-name="Standard"/>
      <text:h text:style-name="Titre1" text:outline-level="1"/>
      <text:p text:style-name="Standard"/>
      <text:p text:style-name="Standard"/>
      <text:p text:style-name="Standard"/>
      <text:p text:style-name="Standard"/>
      <text:p text:style-name="Standard"/>
      <text:p text:style-name="Standard"/>
      <text:p text:style-name="Standard"/>
      <text:p text:style-name="Standard"/>
      <text:soft-page-break/>
      <text:list text:style-name="LFO3" text:continue-numbering="true">
        <text:list-item>
          <text:p text:style-name="P59"><text:s/><text:bookmark-start text:name="_Toc197862072"/><text:bookmark-start text:name="_Toc198314430"/><text:bookmark-start text:name="_Toc198377399"/><text:bookmark-start text:name="_Toc198391005"/>Avancements techniques<text:bookmark-end text:name="_Toc197862072"/><text:bookmark-end text:name="_Toc198314430"/><text:bookmark-end text:name="_Toc198377399"/><text:bookmark-end text:name="_Toc198391005"/></text:p>
        </text:list-item>
      </text:list>
      <text:p text:style-name="Standard"/>
      <text:list text:style-name="LFO4">
        <text:list-item text:start-value="1">
          <text:p text:style-name="P60"><text:bookmark-start text:name="_Toc198314431"/><text:bookmark-start text:name="_Toc198377400"/><text:bookmark-start text:name="_Toc198391006"/>PCA / PRA<text:bookmark-end text:name="_Toc198314431"/><text:bookmark-end text:name="_Toc198377400"/><text:bookmark-end text:name="_Toc198391006"/></text:p>
        </text:list-item>
      </text:list>
      <text:p text:style-name="Standard"/>
      <text:list text:style-name="LFO6" text:continue-numbering="true">
        <text:list-item>
          <text:p text:style-name="P61">Arthur : PCA et PRA effectué avec un premier jet.</text:p>
          <text:list text:continue-numbering="true">
            <text:list-item>
              <text:p text:style-name="P62">Voir dans le GIT : Documentation\Securite\PRA et PCA</text:p>
            </text:list-item>
            <text:list-item>
              <text:p text:style-name="P63">Remarques : Comme discuté avec Axel et Loïs à l’issue de la réunion du 10 juin, il convient de préciser que les deux documents produits ne constituent pas, à proprement parler, un véritable PCA et PRA. En effet, au lieu de détailler directement les procédures à suivre, ils renvoient vers des documents spécifiques censés traiter différents types d’incidents. Or, dans un cadre classique, ces procédures devraient être intégrées dans le contenu même du PCA/PRA. Faute de temps, et dans un souci d’avoir malgré tout une base exploitable, nous avons opté pour cette approche transitoire. Il est à noter que les documents mentionnés dans ces redirections ne sont pas encore finalisés, mais nous pourrons justifier qu’ils sont prévus dans les étapes ultérieures du projet.</text:p>
            </text:list-item>
          </text:list>
        </text:list-item>
      </text:list>
      <text:p text:style-name="P64"/>
      <text:list text:style-name="LFO7" text:continue-numbering="true">
        <text:list-item>
          <text:p text:style-name="P65"><text:bookmark-start text:name="_Toc198314432"/><text:bookmark-start text:name="_Toc198377401"/><text:bookmark-start text:name="_Toc198391007"/>Synchronisation de l’infrastructure<text:bookmark-end text:name="_Toc198314432"/><text:bookmark-end text:name="_Toc198377401"/><text:bookmark-end text:name="_Toc198391007"/></text:p>
        </text:list-item>
      </text:list>
      <text:p text:style-name="Standard"/>
      <text:p text:style-name="Standard">Pas de chose en plus.</text:p>
      <text:p text:style-name="Standard"/>
      <text:list text:style-name="LFO7" text:continue-numbering="true">
        <text:list-item>
          <text:p text:style-name="P66"><text:bookmark-start text:name="_Toc198314433"/><text:bookmark-start text:name="_Toc198377402"/><text:bookmark-start text:name="_Toc198391008"/>Développement du site web<text:bookmark-end text:name="_Toc198314433"/><text:bookmark-end text:name="_Toc198377402"/><text:bookmark-end text:name="_Toc198391008"/></text:p>
        </text:list-item>
      </text:list>
      <text:p text:style-name="Standard"/>
      <text:p text:style-name="Standard"/>
      <text:p text:style-name="Standard">Loïs<text:s/>a déjà ajouté les différents titres des thèmes pour le catalogue sur le site, et prévoit maintenant de tester l’utilisation de ChatGPT pour générer ou adapter du code dans WordPress, afin de voir si cette approche fonctionne correctement.</text:p>
      <text:p text:style-name="Standard"/>
      <text:list text:style-name="LFO7" text:continue-numbering="true">
        <text:list-item>
          <text:p text:style-name="P67"><text:bookmark-start text:name="_Toc198314434"/><text:bookmark-start text:name="_Toc198377403"/><text:bookmark-start text:name="_Toc198391009"/>Revue des documents techniques de l’infrastructure<text:bookmark-end text:name="_Toc198314434"/><text:bookmark-end text:name="_Toc198377403"/><text:bookmark-end text:name="_Toc198391009"/></text:p>
        </text:list-item>
      </text:list>
      <text:p text:style-name="Standard"/>
      <text:list text:style-name="LFO6" text:continue-numbering="true">
        <text:list-item>
          <text:p text:style-name="P68">Une revue complète de l’ensemble des documents a été effectuée. Dans l’ensemble, ceux-ci sont jugés conformes et exploitables notamment pour les annexes, quel que soit leur format (texte, PDF, Excel, etc.). Ils intègrent des configurations précises, notamment pour des éléments techniques comme Promtail, le monitoring ou encore certaines parties de l’infrastructure.</text:p>
        </text:list-item>
        <text:list-item>
          <text:p text:style-name="P69">Il faut juste aussi souligner que, bien que l’essentiel soit documenté, certains fichiers ou configurations manquent encore pour atteindre un niveau de complétude optimal. Cela concerne par exemple la documentation liée au bastion, au reverse proxy ou à certains aspects de Proxmox. Par contre,<text:s/><text:soft-page-break/>les éléments déjà présents constituent une base solide et largement suffisante pour comprendre et les exploités.</text:p>
        </text:list-item>
      </text:list>
      <text:p text:style-name="NormalWeb"/>
      <text:list text:style-name="LFO12" text:continue-numbering="true">
        <text:list-item>
          <text:p text:style-name="P70">À noter que, pour combler certains manques, Hugo s’est principalement appuyé sur les ressources disponibles sur IT-Connect pour la mise en place de Guacamole, et sur ChatGPT pour l’aide à la configuration de certains composants techniques.<text:s/>Mais il n’y a pas de fichiers de configurations au final.</text:p>
        </text:list-item>
      </text:list>
      <text:list text:style-name="LFO3" text:continue-numbering="true">
        <text:list-item>
          <text:p text:style-name="P71"><text:bookmark-start text:name="_Toc197862077"/><text:bookmark-start text:name="_Toc198314435"/><text:bookmark-start text:name="_Toc198377404"/><text:bookmark-start text:name="_Toc198391010"/><text:soft-page-break/>Jalon 7<text:bookmark-end text:name="_Toc197862077"/><text:bookmark-end text:name="_Toc198314435"/><text:bookmark-end text:name="_Toc198377404"/><text:bookmark-end text:name="_Toc198391010"/></text:p>
        </text:list-item>
      </text:list>
      <text:p text:style-name="Standard"/>
      <text:list text:style-name="LFO4">
        <text:list-item text:start-value="1">
          <text:p text:style-name="P72"><text:bookmark-start text:name="_Toc197862078"/><text:bookmark-start text:name="_Toc198314436"/><text:bookmark-start text:name="_Toc198377405"/><text:bookmark-start text:name="_Toc198391011"/>Avancées<text:bookmark-end text:name="_Toc197862078"/><text:bookmark-end text:name="_Toc198314436"/><text:bookmark-end text:name="_Toc198377405"/><text:bookmark-end text:name="_Toc198391011"/></text:p>
        </text:list-item>
      </text:list>
      <text:p text:style-name="Standard"/>
      <text:list text:style-name="LFO9" text:continue-numbering="true">
        <text:list-item>
          <text:p text:style-name="P73">Arthur</text:p>
        </text:list-item>
      </text:list>
      <text:p text:style-name="P74"/>
      <text:list text:style-name="LFO9" text:continue-numbering="true">
        <text:list-item>
          <text:list>
            <text:list-item>
              <text:p text:style-name="P75">Intro + Conclu V1 (premier jet) =&gt; Dans Jalon7 du Git puis « BrouillonJalon7AY »</text:p>
            </text:list-item>
          </text:list>
        </text:list-item>
      </text:list>
      <text:p text:style-name="Standard"/>
      <text:list text:style-name="LFO9" text:continue-numbering="true">
        <text:list-item>
          <text:p text:style-name="P76">Loïs</text:p>
        </text:list-item>
      </text:list>
      <text:p text:style-name="Paragraphedeliste"/>
      <text:list text:style-name="LFO9" text:continue-numbering="true">
        <text:list-item>
          <text:list>
            <text:list-item>
              <text:p text:style-name="P77">Commencement brouillon et rédaction partie Commercial et documentaire <text:s/>=&gt; Dans Jalon7 du Git puis « BrouillonJalon7LA »</text:p>
            </text:list-item>
          </text:list>
        </text:list-item>
      </text:list>
      <text:p text:style-name="Paragraphedeliste"/>
      <text:list text:style-name="LFO9" text:continue-numbering="true">
        <text:list-item>
          <text:p text:style-name="P78">Hugo</text:p>
        </text:list-item>
      </text:list>
      <text:p text:style-name="Standard"/>
      <text:list text:style-name="LFO9" text:continue-numbering="true">
        <text:list-item>
          <text:list>
            <text:list-item>
              <text:p text:style-name="P79">Commencement brouillon et plan de la partie technique sur le GIT, dans une branche à part. Tout sera poussé dans la main plus tard.</text:p>
            </text:list-item>
          </text:list>
        </text:list-item>
      </text:list>
      <text:p text:style-name="Standard"/>
      <text:p text:style-name="Paragraphedeliste"/>
      <text:list text:style-name="LFO9" text:continue-numbering="true">
        <text:list-item>
          <text:p text:style-name="P80">Axel</text:p>
        </text:list-item>
      </text:list>
      <text:p text:style-name="Paragraphedeliste"/>
      <text:list text:style-name="LFO9" text:continue-numbering="true">
        <text:list-item>
          <text:list>
            <text:list-item>
              <text:p text:style-name="P81">Premier plan détaillé pour la partie 3.1 :<text:s/></text:p>
              <text:list text:continue-numbering="true">
                <text:list-item>
                  <text:p text:style-name="P82">Tâches et planification de l'avancement (inclu taches, priorisation, répartition des tâches, planning orga et prévisionnel entre autres)</text:p>
                </text:list-item>
                <text:list-item>
                  <text:p text:style-name="P83">Outils de gestion (discord, taïga Tricount, reunion, Git et documents entre autres)</text:p>
                </text:list-item>
              </text:list>
            </text:list-item>
            <text:list-item>
              <text:p text:style-name="P84">Réalisation du template du mémoire PTUT.</text:p>
            </text:list-item>
          </text:list>
        </text:list-item>
      </text:list>
      <text:p text:style-name="Standard"/>
      <text:p text:style-name="P85"/>
      <text:p text:style-name="P86">Annonce de la demande de réalisation d’un premier jet pour la semaine d’après.</text:p>
      <text:p text:style-name="P87"/>
      <text:p text:style-name="P88">ATTENTION : Bien anticiper l’impression et le rendu papier du mémoire PTUT.<text:s/>Loïs a proposé d’imprimer chez EDF le mémoire PTUT.</text:p>
      <text:soft-page-break/>
      <text:list text:style-name="LFO3" text:continue-numbering="true">
        <text:list-item>
          <text:p text:style-name="P89"><text:s/><text:bookmark-start text:name="_Toc197862079"/><text:bookmark-start text:name="_Toc198314437"/><text:bookmark-start text:name="_Toc198377406"/><text:bookmark-start text:name="_Toc198391012"/>Jalon 8 et 9<text:bookmark-end text:name="_Toc197862079"/><text:bookmark-end text:name="_Toc198314437"/><text:bookmark-end text:name="_Toc198377406"/><text:bookmark-end text:name="_Toc198391012"/></text:p>
        </text:list-item>
      </text:list>
      <text:p text:style-name="Standard"/>
      <text:list text:style-name="LFO10" text:continue-numbering="true">
        <text:list-item>
          <text:p text:style-name="P90"><text:bookmark-start text:name="__RefHeading___Toc399_377169772_Copie_4_"/><text:bookmark-start text:name="_Toc197862080"/><text:bookmark-start text:name="_Toc198314438"/><text:s text:c="4"/><text:bookmark-start text:name="_Toc198377407"/><text:bookmark-start text:name="_Toc198391013"/>À retenir<text:bookmark-end text:name="__RefHeading___Toc399_377169772_Copie_4_"/><text:bookmark-end text:name="_Toc197862080"/><text:bookmark-end text:name="_Toc198314438"/><text:bookmark-end text:name="_Toc198377407"/><text:bookmark-end text:name="_Toc198391013"/></text:p>
        </text:list-item>
      </text:list>
      <text:p text:style-name="Standard"/>
      <text:p text:style-name="P91">Date de passage : 10 Juin</text:p>
      <text:p text:style-name="P92"/>
      <text:p text:style-name="P93">Rappel<text:s/>:<text:s/></text:p>
      <text:p text:style-name="P94"/>
      <text:p text:style-name="P95">Jalon 8 : Oral (commercial) + vidéo (3min à 5min max)</text:p>
      <text:p text:style-name="P96"/>
      <text:p text:style-name="P97">Jalon 9 : Oral (POC)<text:s/>avec<text:s/>démonstration</text:p>
      <text:p text:style-name="P98"/>
      <text:p text:style-name="P99">Infos :<text:s/></text:p>
      <text:p text:style-name="P100"/>
      <text:list text:style-name="LFO14" text:continue-numbering="true">
        <text:list-item>
          <text:list>
            <text:list-item>
              <text:p text:style-name="P101">Jalon 8 : 15 min présentation oral présentation CLIENT (technique<text:s/>un peu quand<text:s/>même, soit<text:s/>vendeur surtout, rappeler le projet,<text:s/>l’histoire,<text:s/>pourquoi<text:s/>ça marche ou pas,<text:s/>etc.) + à la suite 3 à 5 min de vidéo (comprendre le produit, une démonstration, vendre le produit, une vidéo commercial qui accroche qui fait comprendre) + 10 min de questions /<text:s/>réponses</text:p>
            </text:list-item>
          </text:list>
        </text:list-item>
      </text:list>
      <text:p text:style-name="P102"/>
      <text:list text:style-name="LFO14" text:continue-numbering="true">
        <text:list-item>
          <text:list>
            <text:list-item>
              <text:p text:style-name="P103">Jalon 9 : oral technique pour des mecs de DSI</text:p>
            </text:list-item>
            <text:list-item>
              <text:p text:style-name="P104">C’est un oral avec la démonstration en même temps</text:p>
            </text:list-item>
            <text:list-item>
              <text:p text:style-name="P105">Prévoir le temps pour<text:s/>être<text:s/>prêt<text:s/>le moment ou le jury arrive</text:p>
            </text:list-item>
            <text:list-item>
              <text:p text:style-name="P106">Parle<text:s/>à<text:s/>un public</text:p>
            </text:list-item>
            <text:list-item>
              <text:p text:style-name="P107">30 min<text:s/>d’oral + 30 min de questions et réponses</text:p>
            </text:list-item>
            <text:list-item>
              <text:p text:style-name="P108">Toujours capter l'attention du public<text:s/>même<text:s/>si une<text:s/>personne<text:s/>fait la démonstration en fond,<text:s/>pour continuer l’oral,<text:s/>les autres continuent de parler</text:p>
            </text:list-item>
          </text:list>
        </text:list-item>
      </text:list>
      <text:p text:style-name="P109"/>
      <text:p text:style-name="P110"/>
      <text:p text:style-name="P111">Répartition (idées) :<text:s/></text:p>
      <text:p text:style-name="P112"/>
      <text:list text:style-name="LFO13" text:continue-numbering="true">
        <text:list-item>
          <text:p text:style-name="P113">Axel + Loïs sur Jalon 8 =&gt;<text:s/>Faire le cadrage du jalon</text:p>
        </text:list-item>
        <text:list-item>
          <text:p text:style-name="P114">Arthur + Hugo sur Jalon 9 =&gt; Faire le cadrage du jalon</text:p>
        </text:list-item>
      </text:list>
      <text:p text:style-name="P115"/>
      <text:p text:style-name="P116">D’ici jeudi soir (ou vendredi au plus tard), chaque binôme se concentre sur le cadrage de son jalon respectif, c’est-à-dire la préparation de ce que nous allons présenter ou illustrer, en identifiant les éléments à mettre en avant et les points à approfondir. Ensuite, une rotation sera organisée entre les binômes : un membre de chaque duo échangera avec l’autre groupe afin de présenter les avancées réalisées, recueillir des retours et, si besoin, ajuster certains points ou proposer de nouvelles idées.<text:s/>Ça peut nous permettre de gagner un peu de temps jusqu’à samedi.</text:p>
      <text:p text:style-name="P117"/>
      <text:list text:style-name="LFO11" text:continue-numbering="true">
        <text:list-item>
          <text:p text:style-name="P118"><text:bookmark-start text:name="__RefHeading___Toc399_377169772_Copie_1_"/><text:bookmark-start text:name="_Toc197862081"/><text:bookmark-start text:name="_Toc198314439"/><text:s text:c="4"/><text:bookmark-start text:name="_Toc198377408"/><text:bookmark-start text:name="_Toc198391014"/>Remarques<text:bookmark-end text:name="__RefHeading___Toc399_377169772_Copie_1_"/><text:bookmark-end text:name="_Toc197862081"/><text:bookmark-end text:name="_Toc198314439"/><text:bookmark-end text:name="_Toc198377408"/><text:bookmark-end text:name="_Toc198391014"/></text:p>
        </text:list-item>
      </text:list>
      <text:p text:style-name="Standard"/>
      <text:p text:style-name="P119">Pas de remarques en plus.</text:p>
      <text:h text:style-name="P120" text:outline-level="1"><text:bookmark-start text:name="__RefHeading___Toc395_377169772_Copie_2_"/><text:bookmark-start text:name="_Toc197862082"/><text:bookmark-start text:name="_Toc198314440"/><text:bookmark-start text:name="_Toc198377409"/><text:bookmark-start text:name="_Toc198391015"/><text:soft-page-break/>Prochaine réunion<text:bookmark-end text:name="__RefHeading___Toc395_377169772_Copie_2_"/><text:bookmark-end text:name="_Toc197862082"/><text:bookmark-end text:name="_Toc198314440"/><text:bookmark-end text:name="_Toc198377409"/><text:bookmark-end text:name="_Toc198391015"/></text:h>
      <text:p text:style-name="Standard"/>
      <text:h text:style-name="P121" text:outline-level="2"><text:bookmark-start text:name="__RefHeading___Toc399_377169772_Copie_2_"/><text:bookmark-start text:name="_Toc197862083"/><text:bookmark-start text:name="_Toc198314441"/><text:bookmark-start text:name="_Toc198377410"/><text:bookmark-start text:name="_Toc198391016"/>Date<text:bookmark-end text:name="__RefHeading___Toc399_377169772_Copie_2_"/><text:bookmark-end text:name="_Toc197862083"/><text:bookmark-end text:name="_Toc198314441"/><text:bookmark-end text:name="_Toc198377410"/><text:bookmark-end text:name="_Toc198391016"/></text:h>
      <text:p text:style-name="Standard"/>
      <text:p text:style-name="Standard">Pour les réunions de jalon dans la semaine :<text:s/></text:p>
      <text:list text:style-name="LFO15" text:continue-numbering="true">
        <text:list-item>
          <text:list>
            <text:list-item>
              <text:p text:style-name="P122">Arthur et Loïs : Jeudi soir</text:p>
            </text:list-item>
            <text:list-item>
              <text:p text:style-name="P123">Hugo et Axel : Vendredi soir</text:p>
            </text:list-item>
          </text:list>
        </text:list-item>
      </text:list>
      <text:p text:style-name="Standard"/>
      <text:p text:style-name="P124">Samedi 24 mai 2025, de 14h30 à 16h30</text:p>
      <text:p text:style-name="Standard"/>
      <text:h text:style-name="P125" text:outline-level="2"><text:bookmark-start text:name="_Toc197862084"/><text:bookmark-start text:name="_Toc198314442"/><text:bookmark-start text:name="_Toc198377411"/><text:bookmark-start text:name="_Toc198391017"/>Ordre du jour<text:bookmark-end text:name="_Toc197862084"/><text:bookmark-end text:name="_Toc198314442"/><text:bookmark-end text:name="_Toc198377411"/><text:bookmark-end text:name="_Toc198391017"/></text:h>
      <text:p text:style-name="P126"/>
      <text:p text:style-name="Standard">Jalon 7 : Suite et rédactions du jalon (premier jet)</text:p>
      <text:p text:style-name="Standard">Jalon 8 : Avancée du jalon (cadrer ce que l’on va dire pour l’oral et ce que l’on va faire pour la vidéo)</text:p>
      <text:p text:style-name="Standard">Jalon 9 : Avancée du jalon (cadrer ce que l’on va dire pour l’oral et ce que l’on va montrer)</text:p>
      <text:p text:style-name="Standard">Avancées techniques : Site internet, définition des critères de disponibilités réels de l'infrastructure et du niveau de sécurité</text:p>
      <text:p text:style-name="Standard">Autres points pertinents (synchro, clonage)</text:p>
      <text:p text:style-name="P127"/>
      <text:h text:style-name="P128" text:outline-level="2"><text:bookmark-start text:name="__RefHeading___Toc552_377169772_Copie_1_"/><text:bookmark-start text:name="_Toc197862085"/><text:bookmark-start text:name="_Toc198314443"/><text:bookmark-start text:name="_Toc198377412"/><text:bookmark-start text:name="_Toc198391018"/>Devoirs<text:bookmark-end text:name="__RefHeading___Toc552_377169772_Copie_1_"/><text:bookmark-end text:name="_Toc197862085"/><text:bookmark-end text:name="_Toc198314443"/><text:bookmark-end text:name="_Toc198377412"/><text:bookmark-end text:name="_Toc198391018"/></text:h>
      <text:p text:style-name="Standard"/>
      <text:p text:style-name="Standard">Tout le monde :</text:p>
      <text:p text:style-name="P129"/>
      <text:p text:style-name="Standard">Loïs :</text:p>
      <text:p text:style-name="P130">[Priorité très haute] Continuer et finir le site web</text:p>
      <text:p text:style-name="P131">[Priorité très haute] Jalon 7 (2 semaines restantes)</text:p>
      <text:p text:style-name="P132">3.2. Aspects commerciaux et documentaire</text:p>
      <text:p text:style-name="P133">[Priorité haute] Cadrage Jalon 8 – Aide : Axel</text:p>
      <text:p text:style-name="Standard">Arthur :</text:p>
      <text:p text:style-name="P134">[Priorité très haute] Jalon 7 (2 semaines restantes) :<text:s/></text:p>
      <text:p text:style-name="P135">1. Introduction</text:p>
      <text:p text:style-name="P136">5. Conclusion</text:p>
      <text:p text:style-name="P137">[Priorité haute] Cadrage Jalon<text:s/>9<text:s/>– Aide :<text:s/>Hugo</text:p>
      <text:p text:style-name="P138">[Priorité normale] Définition des critères de disponibilités réels de l'infrastructure et du niveau de sécurité.</text:p>
      <text:p text:style-name="Standard">Hugo :</text:p>
      <text:p text:style-name="P139">[Priorité très haute] Jalon 7 (2 semaines restantes) :</text:p>
      <text:p text:style-name="P140">3.3. Aspects techniques</text:p>
      <text:p text:style-name="P141">[Priorité haute] Cadrage Jalon 9 – Aide : Arthur</text:p>
      <text:p text:style-name="P142">[Priorité normale] Site et fonctionnement de l’infrastructure des 2 cotés (Clonage des machines)</text:p>
      <text:p text:style-name="Standard">Axel :</text:p>
      <text:p text:style-name="P143">[Priorité très haute] Jalon 7 (2 semaines restantes) :<text:s/></text:p>
      <text:p text:style-name="P144">2. Projet Wizards &amp; Dice – Aide : Arthur</text:p>
      <text:soft-page-break/>
      <text:p text:style-name="P145">3.1. Gestion de projet</text:p>
      <text:p text:style-name="P146">4. Bilan du projet – Aide : Arthur</text:p>
      <text:p text:style-name="P147">[Priorité haute] Mettre à jour les éléments de gestion de projet sur le Gantt</text:p>
      <text:p text:style-name="P148">[Priorité haute] Cadrage Jalon 8 – Aide : Loïs</text:p>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svg:font-family="Georgia" style:font-family-generic="roman" style:font-pitch="variable" svg:panose-1="2 4 5 2 5 4 5 2 3 3"/>
    <style:font-face style:name="Playfair Display" svg:font-family="Playfair Display"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Playfair Display Black" svg:font-family="Playfair Display Black"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Georgia" style:font-name-asian="Georgia" style:font-name-complex="Georg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bottom="0.0416in"/>
      <style:text-properties style:font-name="Playfair Display" style:font-name-asian="Playfair Display" style:font-name-complex="Playfair Display" fo:font-weight="bold" style:font-weight-asian="bold" fo:color="#D25913" fo:font-size="25pt" style:font-size-asian="25pt" style:font-size-complex="25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style:font-name="Playfair Display" style:font-name-asian="Playfair Display" style:font-name-complex="Playfair Display" fo:font-weight="bold" style:font-weight-asian="bold" fo:color="#D7A418"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fo:line-height="115%"/>
      <style:text-properties fo:color="#D7A418" fo:font-size="15pt" style:font-size-asian="15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fo:text-align="justify"/>
      <style:text-properties fo:hyphenate="false"/>
    </style:style>
    <style:style style:name="Policepardéfaut" style:display-name="Police par défaut" style:family="text"/>
    <style:style style:name="Standard" style:display-name="Standard" style:family="paragraph">
      <style:paragraph-properties fo:text-align="justify"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text-align="center" fo:margin-bottom="0.0416in"/>
      <style:text-properties style:font-name="Playfair Display Black" style:font-name-asian="Playfair Display Black" style:font-name-complex="Playfair Display Black" fo:color="#D25913" fo:font-size="50pt" style:font-size-asian="50pt" style:font-size-complex="50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Playfair Display" style:font-name-asian="Playfair Display" style:font-name-complex="Playfair Display" fo:color="#D7A418"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Figure" style:display-name="Figure" style:family="paragraph" style:parent-style-name="Légende">
      <style:paragraph-properties fo:text-align="center"/>
      <style:text-properties fo:font-weight="bold" style:font-weight-asian="bold" fo:font-style="normal" style:font-style-asian="normal" fo:font-size="11pt" style:font-size-asian="11pt" fo:hyphenate="false"/>
    </style:style>
    <style:style style:name="FigureIndex1" style:display-name="Figure Index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5.8743in"/>
        </style:tab-stops>
      </style:paragraph-properties>
      <style:text-properties fo:hyphenate="false"/>
    </style:style>
    <style:style style:name="Framecontents" style:display-name="Frame contents"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style:font-name="Playfair Display" style:font-name-asian="Playfair Display" style:font-name-complex="Playfair Display" fo:color="#D25913" fo:font-size="25pt" style:font-size-asian="25pt" fo:hyphenate="false"/>
    </style:style>
    <style:style style:name="ListLabel1" style:display-name="ListLabel 1" style:family="text">
      <style:text-properties style:font-name="Georgia" style:font-name-asian="Georgia" style:font-name-complex="Georgia"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M1" style:display-name="TM 1" style:family="paragraph" style:parent-style-name="Normal" style:next-style-name="Normal" style:auto-update="true">
      <style:paragraph-properties fo:margin-bottom="0.0694in">
        <style:tab-stops>
          <style:tab-stop style:type="left" style:position="0.3333in"/>
          <style:tab-stop style:type="right" style:leader-style="dotted" style:leader-text="." style:position="6.2611in"/>
        </style:tab-stops>
      </style:paragraph-properties>
      <style:text-properties style:font-name-complex="Mangal" fo:font-weight="bold" style:font-weight-asian="bold" style:font-weight-complex="bold"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Playfair Display" style:font-name-asian="Playfair Display" style:font-name-complex="Playfair Display" fo:font-weight="bold" style:font-weight-asian="bold" fo:color="#D7A418" fo:font-size="18pt" style:font-size-asian="18pt" style:font-size-complex="18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fo:text-align="start"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WW_CharLFO1LVL1" style:family="text">
      <style:text-properties style:font-name="Georgia"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Wingdings"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Georgia" style:font-name-asian="Georgia" style:font-name-complex="Georgia"/>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Georgia" style:font-name-asian="Georgia" style:font-name-complex="Georgia"/>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Georgia" style:font-name-asian="Georgia" style:font-name-complex="Georgia"/>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list-format-name="NLF1" style:num-format="A" style:num-letter-sync="true" text:start-value="2">
        <style:list-level-properties text:space-before="0.5118in" text:min-label-width="0.25in" text:list-level-position-and-space-mode="label-alignment">
          <style:list-level-label-alignment text:label-followed-by="listtab" fo:margin-left="0.7618in" fo:text-indent="-0.25in"/>
        </style:list-level-properties>
      </text:list-level-style-number>
      <text:list-level-style-number text:level="2" style:num-suffix=")" style:num-list-format-name="NLF1" style:num-format="A" style:num-letter-sync="true" text:start-value="3">
        <style:list-level-properties text:space-before="0.7618in" text:min-label-width="0.25in" text:list-level-position-and-space-mode="label-alignment">
          <style:list-level-label-alignment text:label-followed-by="listtab" fo:margin-left="1.0118in" fo:text-indent="-0.25in"/>
        </style:list-level-properties>
      </text:list-level-style-number>
      <text:list-level-style-number text:level="3" style:num-suffix=")" style:num-list-format-name="NLF1" style:num-format="A" style:num-letter-sync="true">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4" style:num-suffix=")" style:num-list-format-name="NLF1" style:num-format="A" style:num-letter-sync="true">
        <style:list-level-properties text:space-before="1.2618in" text:min-label-width="0.25in" text:list-level-position-and-space-mode="label-alignment">
          <style:list-level-label-alignment text:label-followed-by="listtab" fo:margin-left="1.5118in" fo:text-indent="-0.25in"/>
        </style:list-level-properties>
      </text:list-level-style-number>
      <text:list-level-style-number text:level="5" style:num-suffix=")" style:num-list-format-name="NLF1"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list-format-name="NLF1" style:num-format="A" style:num-letter-sync="true">
        <style:list-level-properties text:space-before="1.7618in" text:min-label-width="0.25in" text:list-level-position-and-space-mode="label-alignment">
          <style:list-level-label-alignment text:label-followed-by="listtab" fo:margin-left="2.0118in" fo:text-indent="-0.25in"/>
        </style:list-level-properties>
      </text:list-level-style-number>
      <text:list-level-style-number text:level="7" style:num-suffix=")" style:num-list-format-name="NLF1" style:num-format="A" style:num-letter-sync="true">
        <style:list-level-properties text:space-before="2.0118in" text:min-label-width="0.25in" text:list-level-position-and-space-mode="label-alignment">
          <style:list-level-label-alignment text:label-followed-by="listtab" fo:margin-left="2.2618in" fo:text-indent="-0.25in"/>
        </style:list-level-properties>
      </text:list-level-style-number>
      <text:list-level-style-number text:level="8" style:num-suffix=")" style:num-list-format-name="NLF1" style:num-format="A" style:num-letter-sync="true">
        <style:list-level-properties text:space-before="2.2618in" text:min-label-width="0.25in" text:list-level-position-and-space-mode="label-alignment">
          <style:list-level-label-alignment text:label-followed-by="listtab" fo:margin-left="2.5118in" fo:text-indent="-0.25in"/>
        </style:list-level-properties>
      </text:list-level-style-number>
      <text:list-level-style-number text:level="9" style:num-suffix=")" style:num-list-format-name="NLF1" style:num-format="A" style:num-letter-sync="true">
        <style:list-level-properties text:space-before="2.5118in" text:min-label-width="0.25in" text:list-level-position-and-space-mode="label-alignment">
          <style:list-level-label-alignment text:label-followed-by="listtab" fo:margin-left="2.7618in" fo:text-indent="-0.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number text:level="1" style:num-suffix=")" style:num-list-format-name="NLF1" style:num-format="A" style:num-letter-sync="true" text:start-value="2">
        <style:list-level-properties text:space-before="0.5118in" text:min-label-width="0.25in" text:list-level-position-and-space-mode="label-alignment">
          <style:list-level-label-alignment text:label-followed-by="listtab" fo:margin-left="0.7618in" fo:text-indent="-0.25in"/>
        </style:list-level-properties>
      </text:list-level-style-number>
      <text:list-level-style-number text:level="2" style:num-suffix=")" style:num-list-format-name="NLF1" style:num-format="A" style:num-letter-sync="true" text:start-value="3">
        <style:list-level-properties text:space-before="0.7618in" text:min-label-width="0.25in" text:list-level-position-and-space-mode="label-alignment">
          <style:list-level-label-alignment text:label-followed-by="listtab" fo:margin-left="1.0118in" fo:text-indent="-0.25in"/>
        </style:list-level-properties>
      </text:list-level-style-number>
      <text:list-level-style-number text:level="3" style:num-suffix=")" style:num-list-format-name="NLF1" style:num-format="A" style:num-letter-sync="true">
        <style:list-level-properties text:space-before="1.0118in" text:min-label-width="0.25in" text:list-level-position-and-space-mode="label-alignment">
          <style:list-level-label-alignment text:label-followed-by="listtab" fo:margin-left="1.2618in" fo:text-indent="-0.25in"/>
        </style:list-level-properties>
      </text:list-level-style-number>
      <text:list-level-style-number text:level="4" style:num-suffix=")" style:num-list-format-name="NLF1" style:num-format="A" style:num-letter-sync="true">
        <style:list-level-properties text:space-before="1.2618in" text:min-label-width="0.25in" text:list-level-position-and-space-mode="label-alignment">
          <style:list-level-label-alignment text:label-followed-by="listtab" fo:margin-left="1.5118in" fo:text-indent="-0.25in"/>
        </style:list-level-properties>
      </text:list-level-style-number>
      <text:list-level-style-number text:level="5" style:num-suffix=")" style:num-list-format-name="NLF1" style:num-format="A" style:num-letter-sync="true">
        <style:list-level-properties text:space-before="1.5118in" text:min-label-width="0.25in" text:list-level-position-and-space-mode="label-alignment">
          <style:list-level-label-alignment text:label-followed-by="listtab" fo:margin-left="1.7618in" fo:text-indent="-0.25in"/>
        </style:list-level-properties>
      </text:list-level-style-number>
      <text:list-level-style-number text:level="6" style:num-suffix=")" style:num-list-format-name="NLF1" style:num-format="A" style:num-letter-sync="true">
        <style:list-level-properties text:space-before="1.7618in" text:min-label-width="0.25in" text:list-level-position-and-space-mode="label-alignment">
          <style:list-level-label-alignment text:label-followed-by="listtab" fo:margin-left="2.0118in" fo:text-indent="-0.25in"/>
        </style:list-level-properties>
      </text:list-level-style-number>
      <text:list-level-style-number text:level="7" style:num-suffix=")" style:num-list-format-name="NLF1" style:num-format="A" style:num-letter-sync="true">
        <style:list-level-properties text:space-before="2.0118in" text:min-label-width="0.25in" text:list-level-position-and-space-mode="label-alignment">
          <style:list-level-label-alignment text:label-followed-by="listtab" fo:margin-left="2.2618in" fo:text-indent="-0.25in"/>
        </style:list-level-properties>
      </text:list-level-style-number>
      <text:list-level-style-number text:level="8" style:num-suffix=")" style:num-list-format-name="NLF1" style:num-format="A" style:num-letter-sync="true">
        <style:list-level-properties text:space-before="2.2618in" text:min-label-width="0.25in" text:list-level-position-and-space-mode="label-alignment">
          <style:list-level-label-alignment text:label-followed-by="listtab" fo:margin-left="2.5118in" fo:text-indent="-0.25in"/>
        </style:list-level-properties>
      </text:list-level-style-number>
      <text:list-level-style-number text:level="9" style:num-suffix=")" style:num-list-format-name="NLF1" style:num-format="A" style:num-letter-sync="true">
        <style:list-level-properties text:space-before="2.5118in" text:min-label-width="0.25in" text:list-level-position-and-space-mode="label-alignment">
          <style:list-level-label-alignment text:label-followed-by="listtab" fo:margin-left="2.7618in" fo:text-indent="-0.25in"/>
        </style:list-level-properties>
      </text:list-level-style-number>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Georgia"/>
      </text:list-level-style-bullet>
      <text:list-level-style-bullet text:level="2" text:style-name="WW_CharLFO13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13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13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13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13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13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13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13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131in" text:min-label-width="0.25in" text:list-level-position-and-space-mode="label-alignment">
          <style:list-level-label-alignment text:label-followed-by="listtab" fo:margin-left="1.7631in" fo:text-indent="-0.25in"/>
        </style:list-level-properties>
        <style:text-properties style:font-name="Georgia"/>
      </text:list-level-style-bullet>
      <text:list-level-style-bullet text:level="2" text:style-name="WW_CharLFO14LVL2" text:bullet-char="o">
        <style:list-level-properties text:space-before="1.2618in" text:min-label-width="0.25in" text:list-level-position-and-space-mode="label-alignment">
          <style:list-level-label-alignment text:label-followed-by="listtab" fo:margin-left="1.5118in" fo:text-indent="-0.25in"/>
        </style:list-level-properties>
        <style:text-properties style:font-name="Courier New"/>
      </text:list-level-style-bullet>
      <text:list-level-style-bullet text:level="3" text:style-name="WW_CharLFO14LVL3" text:bullet-char="">
        <style:list-level-properties text:space-before="1.7618in" text:min-label-width="0.25in" text:list-level-position-and-space-mode="label-alignment">
          <style:list-level-label-alignment text:label-followed-by="listtab" fo:margin-left="2.0118in" fo:text-indent="-0.25in"/>
        </style:list-level-properties>
        <style:text-properties style:font-name="Wingdings"/>
      </text:list-level-style-bullet>
      <text:list-level-style-bullet text:level="4" text:style-name="WW_CharLFO14LVL4" text:bullet-char="">
        <style:list-level-properties text:space-before="2.2618in" text:min-label-width="0.25in" text:list-level-position-and-space-mode="label-alignment">
          <style:list-level-label-alignment text:label-followed-by="listtab" fo:margin-left="2.5118in" fo:text-indent="-0.25in"/>
        </style:list-level-properties>
        <style:text-properties style:font-name="Symbol"/>
      </text:list-level-style-bullet>
      <text:list-level-style-bullet text:level="5" text:style-name="WW_CharLFO14LVL5" text:bullet-char="o">
        <style:list-level-properties text:space-before="2.7618in" text:min-label-width="0.25in" text:list-level-position-and-space-mode="label-alignment">
          <style:list-level-label-alignment text:label-followed-by="listtab" fo:margin-left="3.0118in" fo:text-indent="-0.25in"/>
        </style:list-level-properties>
        <style:text-properties style:font-name="Courier New"/>
      </text:list-level-style-bullet>
      <text:list-level-style-bullet text:level="6" text:style-name="WW_CharLFO14LVL6" text:bullet-char="">
        <style:list-level-properties text:space-before="3.2618in" text:min-label-width="0.25in" text:list-level-position-and-space-mode="label-alignment">
          <style:list-level-label-alignment text:label-followed-by="listtab" fo:margin-left="3.5118in" fo:text-indent="-0.25in"/>
        </style:list-level-properties>
        <style:text-properties style:font-name="Wingdings"/>
      </text:list-level-style-bullet>
      <text:list-level-style-bullet text:level="7" text:style-name="WW_CharLFO14LVL7" text:bullet-char="">
        <style:list-level-properties text:space-before="3.7618in" text:min-label-width="0.25in" text:list-level-position-and-space-mode="label-alignment">
          <style:list-level-label-alignment text:label-followed-by="listtab" fo:margin-left="4.0118in" fo:text-indent="-0.25in"/>
        </style:list-level-properties>
        <style:text-properties style:font-name="Symbol"/>
      </text:list-level-style-bullet>
      <text:list-level-style-bullet text:level="8" text:style-name="WW_CharLFO14LVL8" text:bullet-char="o">
        <style:list-level-properties text:space-before="4.2618in" text:min-label-width="0.25in" text:list-level-position-and-space-mode="label-alignment">
          <style:list-level-label-alignment text:label-followed-by="listtab" fo:margin-left="4.5118in" fo:text-indent="-0.25in"/>
        </style:list-level-properties>
        <style:text-properties style:font-name="Courier New"/>
      </text:list-level-style-bullet>
      <text:list-level-style-bullet text:level="9" text:style-name="WW_CharLFO14LVL9" text:bullet-char="">
        <style:list-level-properties text:space-before="4.7618in" text:min-label-width="0.25in" text:list-level-position-and-space-mode="label-alignment">
          <style:list-level-label-alignment text:label-followed-by="listtab" fo:margin-left="5.0118in" fo:text-indent="-0.25in"/>
        </style:list-level-properties>
        <style:text-properties style:font-name="Wingdings"/>
      </text:list-level-style-bullet>
    </text:list-style>
    <text:list-style style:name="LFO15">
      <text:list-level-style-bullet text:level="1" text:style-name="WW_CharLFO15LVL1" text:bullet-char="-">
        <style:list-level-properties text:space-before="1.5013in" text:min-label-width="0.25in" text:list-level-position-and-space-mode="label-alignment">
          <style:list-level-label-alignment text:label-followed-by="listtab" fo:margin-left="1.7513in" fo:text-indent="-0.25in"/>
        </style:list-level-properties>
        <style:text-properties style:font-name="Georgia"/>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style:style style:name="P3" style:parent-style-name="Standard" style:family="paragraph">
      <style:paragraph-properties fo:text-align="center"/>
    </style:style>
    <style:style style:name="P4" style:parent-style-name="Standard" style:family="paragraph">
      <style:paragraph-properties fo:text-align="en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8" style:parent-style-name="Standard" style:family="paragraph">
      <style:paragraph-properties fo:text-align="end"/>
    </style:style>
    <style:style style:family="graphic" style:name="a0" style:parent-style-name="Graphics">
      <style:graphic-properties fo:border="0.01042in none" fo:background-color="transparent" style:wrap="parallel" style:wrap-contour="false" fo:clip="rect(0.12558in, 0.14571in, 0.22205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12558in, 0.14571in, 0.22205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17282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3256in, 0.65081in, 0.62718in, 0.50197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Standard">Wizards &amp; Dice<draw:frame draw:z-index="251659264" draw:style-name="a0" draw:name="image3.png" text:anchor-type="paragraph" svg:x="4.13976in" svg:y="-0.35906in" svg:width="2.97441in" svg:height="0.7311in" style:rel-width="scale" style:rel-height="scale"><draw:image xlink:href="media/image1.png" xlink:type="simple" xlink:show="embed" xlink:actuate="onLoad"/><svg:title/><svg:desc/></draw:frame></text:p>
        <text:p text:style-name="Standard">Point d’avancement du projet</text:p>
      </style:header>
      <style:footer>
        <text:p text:style-name="P2"><draw:frame draw:z-index="251661312" draw:style-name="a1" draw:name="image4.png" text:anchor-type="paragraph" svg:x="-0.45433in" svg:y="-0.1811in" svg:width="4.70354in" svg:height="0.74449in" style:rel-width="scale" style:rel-height="scale"><draw:image xlink:href="media/image2.png" xlink:type="simple" xlink:show="embed" xlink:actuate="onLoad"/><svg:title/><svg:desc/></draw:frame><text:page-number text:fixed="false">6</text:page-number><text:s/>/ 6</text:p>
      </style:footer>
      <style:header-first>
        <text:p text:style-name="P3"><draw:frame draw:z-index="251663360" draw:style-name="a2" draw:name="image7.png" text:anchor-type="paragraph" svg:x="-2.69803in" svg:y="-0.5in" svg:width="10.74528in" svg:height="5.67165in" style:rel-width="scale" style:rel-height="scale"><draw:image xlink:href="media/image3.png" xlink:type="simple" xlink:show="embed" xlink:actuate="onLoad"/><svg:title/><svg:desc/></draw:frame><draw:frame draw:z-index="251664384" draw:style-name="a3" draw:name="image5.png" text:anchor-type="paragraph" svg:x="1.0752in" svg:y="-0.15984in" svg:width="4.28898in" svg:height="4.8189in" style:rel-width="scale" style:rel-height="scale"><draw:image xlink:href="media/image4.png" xlink:type="simple" xlink:show="embed" xlink:actuate="onLoad"/><svg:title/><svg:desc/></draw:frame></text:p>
      </style:header-first>
      <style:footer-first>
        <text:p text:style-name="P4"/>
      </style:footer-first>
    </style:master-page>
    <style:master-page style:name="MP5" style:page-layout-name="PL5">
      <style:header>
        <text:p text:style-name="Standard">Wizards &amp; Dice<draw:frame draw:z-index="251666432" draw:style-name="a7" draw:name="image3.png" text:anchor-type="paragraph" svg:x="4.13976in" svg:y="-0.35906in" svg:width="2.97441in" svg:height="0.7311in" style:rel-width="scale" style:rel-height="scale"><draw:image xlink:href="media/image1.png" xlink:type="simple" xlink:show="embed" xlink:actuate="onLoad"/><svg:title/><svg:desc/></draw:frame></text:p>
        <text:p text:style-name="Standard">Point d’avancement du projet et des Jalons</text:p>
      </style:header>
      <style:footer>
        <text:p text:style-name="P38"><draw:frame draw:z-index="251668480" draw:style-name="a8" draw:name="image4.png" text:anchor-type="paragraph" svg:x="-0.45433in" svg:y="-0.1811in" svg:width="4.70354in" svg:height="0.74449in" style:rel-width="scale" style:rel-height="scale"><draw:image xlink:href="media/image2.png" xlink:type="simple" xlink:show="embed" xlink:actuate="onLoad"/><svg:title/><svg:desc/></draw:frame><text:page-number text:fixed="false">6</text:page-number><text:s/>/<text:s/>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arthur yang</meta:initial-creator>
    <dc:creator>Arthur YANG</dc:creator>
    <meta:creation-date>2025-05-10T14:59:00Z</meta:creation-date>
    <dc:date>2025-05-17T14:17:00Z</dc:date>
    <meta:print-date>2025-05-17T14:17:00Z</meta:print-date>
    <meta:template xlink:href="Normal.dotm" xlink:type="simple"/>
    <meta:editing-cycles>216</meta:editing-cycles>
    <meta:editing-duration>PT63240S</meta:editing-duration>
    <meta:document-statistic meta:page-count="8" meta:paragraph-count="16" meta:word-count="1250" meta:character-count="8109" meta:row-count="57" meta:non-whitespace-character-count="6875"/>
  </office:meta>
</office:document-meta>
</file>